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1.346cm" fo:min-width="12.03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62cm" fo:min-width="9.78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21cm" fo:min-width="9.78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88cm" fo:min-width="1.55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88cm" fo:min-width="3.239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ec9ba4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88cm" fo:min-width="1.527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1.62cm" fo:min-width="8.56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421cm" fo:min-width="8.56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1cm" fo:min-width="1.463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1cm" fo:min-width="1.471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1cm" fo:min-width="1.787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621cm" fo:min-width="17.038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421cm" fo:min-width="17.038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1.551cm" fo:min-width="16.017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421cm" fo:min-width="16.017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1cm" fo:min-width="4.149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1cm" fo:min-width="2.11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1cm" fo:min-width="2.045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1cm" fo:min-width="2.972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621cm" fo:min-width="7.975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22cm" fo:min-width="7.975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1cm" fo:min-width="3.005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1cm" fo:min-width="2.951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619cm" fo:min-width="10.896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421cm" fo:min-width="10.896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cm" fo:min-width="1.925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cm" fo:min-width="1.435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1cm" fo:min-width="1.129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cm" fo:min-width="1.824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621cm" fo:min-width="8.46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21cm" fo:min-width="8.46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2cm" fo:min-width="3.268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2cm" fo:min-width="3.139cm" fo:padding-top="0.142cm" fo:padding-bottom="0.142cm" fo:padding-left="0.267cm" fo:padding-right="0.267cm"/>
      <style:paragraph-properties style:writing-mode="lr-tb"/>
    </style:style>
    <style:style style:name="gr37" style:family="graphic" style:parent-style-name="objectwithoutfill">
      <style:graphic-properties svg:stroke-width="0.035cm" svg:stroke-color="#000000" draw:marker-start-width="0.252cm" draw:marker-end="Arrow" draw:marker-end-width="0.352cm" draw:fill="none" draw:fill-color="#ec9ba4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1cm" fo:min-width="4.495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1cm" fo:min-width="4.655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1cm" fo:min-width="4.441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62cm" fo:min-width="12.42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422cm" fo:min-width="12.42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cm" fo:min-width="2.596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 style:list-style-name="L1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cm" fo:min-width="2.715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88cm" fo:min-width="3.665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1.621cm" fo:min-width="8.568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cm" fo:min-width="1.754cm" fo:padding-top="0.142cm" fo:padding-bottom="0.142cm" fo:padding-left="0.267cm" fo:padding-right="0.267cm"/>
      <style:paragraph-properties style:writing-mode="lr-tb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cm" fo:min-width="1.653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88cm" fo:min-width="1.787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loext:graphic-properties draw:fill-color="#ff972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 draw:fill-color="#ec9ba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>
      <loext:graphic-properties draw:fill="solid" draw:fill-color="#ec9ba4"/>
      <style:paragraph-properties fo:text-align="center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>
      <loext:graphic-properties draw:fill="solid" draw:fill-color="#ec9ba4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afd095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 draw:fill-color="#ff972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-color="#729fc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>
      <loext:graphic-properties draw:fill="none" draw:fill-color="#ff972f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loext:graphic-properties draw:fill="none" draw:fill-color="#ec9ba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fill-color="#ec9ba4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>
      <loext:graphic-properties draw:fill="none" draw:fill-color="#ec9ba4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>
      <loext:graphic-properties draw:fill="none" draw:fill-color="#ec9ba4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none" draw:fill-color="#ec9ba4"/>
      <style:paragraph-properties fo:text-align="center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73cm" svg:height="1.63cm" svg:x="3.216cm" svg:y="0.467cm">
          <text:p text:style-name="P1"><text:span text:style-name="T1">M</text:span><text:span text:style-name="T1">A</text:span><text:span text:style-name="T1">H</text:span><text:span text:style-name="T1">A</text:span><text:span text:style-name="T1">SI</text:span><text:span text:style-name="T1">S</text:span><text:span text:style-name="T1">W</text:span><text:span text:style-name="T1">A </text:span><text:span text:style-name="T1">M</text:span><text:span text:style-name="T1">A</text:span><text:span text:style-name="T1">M</text:span><text:span text:style-name="T1">P</text:span><text:span text:style-name="T1">U </text:span><text:span text:style-name="T1">M</text:span><text:span text:style-name="T1">E</text:span><text:span text:style-name="T1">N</text:span><text:span text:style-name="T1">G</text:span><text:span text:style-name="T1">A</text:span><text:span text:style-name="T1">N</text:span><text:span text:style-name="T1">AL</text:span><text:span text:style-name="T1">ISI</text:span><text:span text:style-name="T1">S </text:span><text:span text:style-name="T1">P</text:span><text:span text:style-name="T1">E</text:span><text:span text:style-name="T1">R</text:span><text:span text:style-name="T1">A</text:span><text:span text:style-name="T1">N</text:span><text:span text:style-name="T1">G</text:span><text:span text:style-name="T1">KA</text:span><text:span text:style-name="T1">T </text:span><text:span text:style-name="T1">D</text:span><text:span text:style-name="T1">A</text:span><text:span text:style-name="T1">N </text:span></text:p>
          <text:p text:style-name="P1"><text:span text:style-name="T1">EL</text:span><text:span text:style-name="T1">E</text:span><text:span text:style-name="T1">M</text:span><text:span text:style-name="T1">E</text:span><text:span text:style-name="T1">N </text:span><text:span text:style-name="T1">JA</text:span><text:span text:style-name="T1">RI</text:span><text:span text:style-name="T1">N</text:span><text:span text:style-name="T1">G</text:span><text:span text:style-name="T1">A</text:span><text:span text:style-name="T1">N </text:span><text:span text:style-name="T1">P</text:span><text:span text:style-name="T1">E</text:span><text:span text:style-name="T1">N</text:span><text:span text:style-name="T1">Y</text:span><text:span text:style-name="T1">U</text:span><text:span text:style-name="T1">S</text:span><text:span text:style-name="T1">U</text:span><text:span text:style-name="T1">N </text:span><text:span text:style-name="T1">K</text:span><text:span text:style-name="T1">O</text:span><text:span text:style-name="T1">M</text:span><text:span text:style-name="T1">U</text:span><text:span text:style-name="T1">NI</text:span><text:span text:style-name="T1">K</text:span><text:span text:style-name="T1">A</text:span><text:span text:style-name="T1">SI </text:span><text:span text:style-name="T1">DA</text:span><text:span text:style-name="T1">TA</text:span></text:p>
          <text:p text:style-name="P1"><text:span text:style-name="T1">(C</text:span><text:span text:style-name="T1">3, </text:span><text:span text:style-name="T1">A3</text:span><text:span text:style-name="T1">, </text:span><text:span text:style-name="T1">P3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318cm" svg:height="1.904cm" svg:x="4.343cm" svg:y="10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0.318cm" svg:height="0.705cm" svg:x="4.343cm" svg:y="9.33cm">
          <text:p text:style-name="P1"><text:span text:style-name="T1">EFEKTIFITAS KOMUNIKASI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5" draw:layer="layout" svg:width="2.093cm" svg:height="1.164cm" svg:x="7.588cm" svg:y="10.376cm">
            <text:p text:style-name="P4"><text:span text:style-name="T2">Error</text:span></text:p>
            <text:p text:style-name="P4"><text:span text:style-name="T2">Control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773cm" svg:height="1.164cm" svg:x="10.446cm" svg:y="10.376cm">
            <text:p text:style-name="P1"><text:span text:style-name="T1">High Level</text:span></text:p>
            <text:p text:style-name="P1"><text:span text:style-name="T1">Data Link Control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9.678cm" svg:y1="10.958cm" svg:x2="10.44cm" svg:y2="10.958cm">
            <text:p/>
          </draw:line>
          <draw:custom-shape draw:style-name="gr7" draw:text-style-name="P5" draw:layer="layout" svg:width="2.061cm" svg:height="1.164cm" svg:x="4.785cm" svg:y="10.376cm">
            <text:p text:style-name="P4"><text:span text:style-name="T2">Flow</text:span></text:p>
            <text:p text:style-name="P4"><text:span text:style-name="T2">Control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6.835cm" svg:y1="10.958cm" svg:x2="7.597cm" svg:y2="10.958cm">
            <text:p/>
          </draw:line>
        </draw:g>
        <draw:line draw:style-name="gr8" draw:text-style-name="P7" draw:layer="layout" svg:x1="9.502cm" svg:y1="9.33cm" svg:x2="9.502cm" svg:y2="8.631cm">
          <text:p/>
        </draw:line>
        <draw:custom-shape draw:style-name="gr9" draw:text-style-name="P8" draw:layer="layout" svg:width="9.102cm" svg:height="1.904cm" svg:x="4.951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9.102cm" svg:height="0.705cm" svg:x="4.951cm" svg:y="12.625cm">
          <text:p text:style-name="P1"><text:span text:style-name="T1">TEKNIK </text:span><text:span text:style-name="T1">KOMUNI</text:span><text:span text:style-name="T1">KASI </text:span><text:span text:style-name="T1">DATA </text:span><text:span text:style-name="T1">DIG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9.502cm" svg:y1="12.626cm" svg:x2="9.502cm" svg:y2="11.927cm">
          <text:p/>
        </draw:line>
        <draw:g>
          <draw:custom-shape draw:style-name="gr11" draw:text-style-name="P9" draw:layer="layout" svg:width="1.997cm" svg:height="1.165cm" svg:x="8.677cm" svg:y="13.656cm">
            <text:p text:style-name="P1"><text:span text:style-name="T1">Deteksi</text:span></text:p>
            <text:p text:style-name="P1"><text:span text:style-name="T2">Err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2.005cm" svg:height="1.165cm" svg:x="11.406cm" svg:y="13.656cm">
            <text:p text:style-name="P1"><text:span text:style-name="T1">Koreksi</text:span></text:p>
            <text:p text:style-name="P1"><text:span text:style-name="T2">Err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7" draw:layer="layout" svg:x1="10.665cm" svg:y1="14.238cm" svg:x2="11.427cm" svg:y2="14.238cm">
            <text:p/>
          </draw:line>
          <draw:custom-shape draw:style-name="gr14" draw:text-style-name="P9" draw:layer="layout" svg:width="2.321cm" svg:height="1.165cm" svg:x="5.594cm" svg:y="13.656cm">
            <text:p text:style-name="P1"><text:span text:style-name="T1">Tipe-Tipe</text:span></text:p>
            <text:p text:style-name="P1"><text:span text:style-name="T2">Err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7" draw:layer="layout" svg:x1="7.915cm" svg:y1="14.238cm" svg:x2="8.677cm" svg:y2="14.238cm">
            <text:p/>
          </draw:line>
        </draw:g>
        <draw:custom-shape draw:style-name="gr15" draw:text-style-name="P10" draw:layer="layout" svg:width="17.572cm" svg:height="1.905cm" svg:x="0.716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7.572cm" svg:height="0.705cm" svg:x="0.716cm" svg:y="15.943cm">
          <text:p text:style-name="P1"><text:span text:style-name="T1">TEKNIK </text:span><text:span text:style-name="T1">PENGKODE</text:span><text:span text:style-name="T1">AN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9.502cm" svg:y1="15.943cm" svg:x2="9.502cm" svg:y2="15.244cm">
          <text:p/>
        </draw:line>
        <draw:custom-shape draw:style-name="gr17" draw:text-style-name="P8" draw:layer="layout" svg:width="16.551cm" svg:height="1.835cm" svg:x="1.227cm" svg:y="23.19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6.551cm" svg:height="0.705cm" svg:x="1.227cm" svg:y="22.516cm">
          <text:p text:style-name="P1"><text:span text:style-name="T1">TRANSMISI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9.502cm" svg:y1="22.516cm" svg:x2="9.502cm" svg:y2="21.817cm">
          <text:p/>
        </draw:line>
        <draw:g>
          <draw:custom-shape draw:style-name="gr19" draw:text-style-name="P9" draw:layer="layout" svg:width="4.683cm" svg:height="1.165cm" svg:x="5.946cm" svg:y="23.546cm">
            <text:p text:style-name="P1"><text:span text:style-name="T1">Transmisi Data </text:span><text:span text:style-name="T1">Analog</text:span></text:p>
            <text:p text:style-name="P1"><text:span text:style-name="T1">dan Digital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2.644cm" svg:height="1.165cm" svg:x="11.367cm" svg:y="23.546cm">
            <text:p text:style-name="P1"><text:span text:style-name="T1">G</text:span><text:span text:style-name="T1">a</text:span><text:span text:style-name="T1">n</text:span><text:span text:style-name="T1">g</text:span><text:span text:style-name="T1">g</text:span><text:span text:style-name="T1">u</text:span><text:span text:style-name="T1">a</text:span><text:span text:style-name="T1">n</text:span></text:p>
  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m</text:span><text:span text:style-name="T1">i</text:span><text:span text:style-name="T1">s</text:span><text:span text:style-name="T1">i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2.579cm" svg:height="1.165cm" svg:x="14.747cm" svg:y="23.546cm">
            <text:p text:style-name="P11"><text:span text:style-name="T3">Kapasitas</text:span></text:p>
            <text:p text:style-name="P11"><text:span text:style-name="T3">Kanal</text:span></text:p>
            <draw:enhanced-geometry svg:viewBox="0 0 21600 21600" draw:type="rectangle" draw:enhanced-path="M 0 0 L 21600 0 21600 21600 0 21600 0 0 Z N"/>
          </draw:custom-shape>
          <draw:line draw:style-name="gr13" draw:text-style-name="P7" draw:layer="layout" svg:x1="10.612cm" svg:y1="24.129cm" svg:x2="11.374cm" svg:y2="24.129cm">
            <text:p/>
          </draw:line>
          <draw:line draw:style-name="gr13" draw:text-style-name="P7" draw:layer="layout" svg:x1="13.995cm" svg:y1="24.129cm" svg:x2="14.757cm" svg:y2="24.129cm">
            <text:p/>
          </draw:line>
          <draw:custom-shape draw:style-name="gr22" draw:text-style-name="P9" draw:layer="layout" svg:width="3.506cm" svg:height="1.165cm" svg:x="1.678cm" svg:y="23.546cm">
            <text:p text:style-name="P1"><text:span text:style-name="T1">Te</text:span><text:span text:style-name="T1">rm</text:span><text:span text:style-name="T1">in</text:span><text:span text:style-name="T1">ol</text:span><text:span text:style-name="T1">og</text:span><text:span text:style-name="T1">i</text:span></text:p>
            <text:p text:style-name="P1"><text:span text:style-name="T1">Tr</text:span><text:span text:style-name="T1">an</text:span><text:span text:style-name="T1">sm</text:span><text:span text:style-name="T1">isi </text:span><text:span text:style-name="T1">Da</text:span><text:span text:style-name="T1">ta</text:span></text:p>
            <draw:enhanced-geometry svg:viewBox="0 0 21600 21600" draw:type="rectangle" draw:enhanced-path="M 0 0 L 21600 0 21600 21600 0 21600 0 0 Z N"/>
          </draw:custom-shape>
          <draw:line draw:style-name="gr13" draw:text-style-name="P7" draw:layer="layout" svg:x1="5.184cm" svg:y1="24.129cm" svg:x2="5.946cm" svg:y2="24.129cm">
            <text:p/>
          </draw:line>
        </draw:g>
        <draw:g>
          <draw:custom-shape draw:style-name="gr23" draw:text-style-name="P3" draw:layer="layout" svg:width="8.509cm" svg:height="1.905cm" svg:x="5.248cm" svg:y="19.9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8.509cm" svg:height="0.706cm" svg:x="5.248cm" svg:y="19.228cm">
            <text:p text:style-name="P1"><text:span text:style-name="T1">MEDIA TRANSMIS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7" draw:layer="layout" svg:x1="9.502cm" svg:y1="19.229cm" svg:x2="9.502cm" svg:y2="18.53cm">
            <text:p/>
          </draw:line>
          <draw:g>
            <draw:custom-shape draw:style-name="gr25" draw:text-style-name="P9" draw:layer="layout" svg:width="3.539cm" svg:height="1.165cm" svg:x="9.837cm" svg:y="20.276cm">
              <text:p text:style-name="P1"><text:span text:style-name="T1">Media Transmisi</text:span></text:p>
              <text:p text:style-name="P1"><text:span text:style-name="T1">Nirkabel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9" draw:layer="layout" svg:width="3.485cm" svg:height="1.165cm" svg:x="5.629cm" svg:y="20.276cm">
              <text:p text:style-name="P1"><text:span text:style-name="T1">M</text:span><text:span text:style-name="T1">e</text:span><text:span text:style-name="T1">d</text:span><text:span text:style-name="T1">i</text:span><text:span text:style-name="T1">a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m</text:span><text:span text:style-name="T1">i</text:span><text:span text:style-name="T1">s</text:span><text:span text:style-name="T1">i</text:span></text:p>
              <text:p text:style-name="P1"><text:span text:style-name="T1">K</text:span><text:span text:style-name="T1">a</text:span><text:span text:style-name="T1">b</text:span><text:span text:style-name="T1">e</text:span><text:span text:style-name="T1">l</text:span></text:p>
              <draw:enhanced-geometry svg:viewBox="0 0 21600 21600" draw:type="rectangle" draw:enhanced-path="M 0 0 L 21600 0 21600 21600 0 21600 0 0 Z N"/>
            </draw:custom-shape>
            <draw:line draw:style-name="gr13" draw:text-style-name="P7" draw:layer="layout" svg:x1="9.114cm" svg:y1="20.859cm" svg:x2="9.837cm" svg:y2="20.859cm">
              <text:p/>
            </draw:line>
          </draw:g>
        </draw:g>
        <draw:g>
          <draw:custom-shape draw:style-name="gr27" draw:text-style-name="P10" draw:layer="layout" svg:width="11.43cm" svg:height="1.903cm" svg:x="3.787cm" svg:y="26.4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11.43cm" svg:height="0.705cm" svg:x="3.787cm" svg:y="25.725cm">
            <text:p text:style-name="P1"><text:span text:style-name="T1">A</text:span><text:span text:style-name="T1">R</text:span><text:span text:style-name="T1">S</text:span><text:span text:style-name="T1">I</text:span><text:span text:style-name="T1">T</text:span><text:span text:style-name="T1">E</text:span><text:span text:style-name="T1">K</text:span><text:span text:style-name="T1">T</text:span><text:span text:style-name="T1">U</text:span><text:span text:style-name="T1">R</text:span><text:span text:style-name="T1"> </text:span><text:span text:style-name="T1">P</text:span><text:span text:style-name="T1">R</text:span><text:span text:style-name="T1">O</text:span><text:span text:style-name="T1">T</text:span><text:span text:style-name="T1">O</text:span><text:span text:style-name="T1">K</text:span><text:span text:style-name="T1">O</text:span><text:span text:style-name="T1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7" draw:layer="layout" svg:x1="9.502cm" svg:y1="25.725cm" svg:x2="9.502cm" svg:y2="25.026cm">
            <text:p/>
          </draw:line>
          <draw:g>
            <draw:custom-shape draw:style-name="gr29" draw:text-style-name="P13" draw:layer="layout" svg:width="2.459cm" svg:height="1.164cm" svg:x="7.28cm" svg:y="26.795cm">
              <text:p text:style-name="P1"><text:span text:style-name="T1">Jenis-Jenis</text:span></text:p>
              <text:p text:style-name="P1"><text:span text:style-name="T1">Protokol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1.969cm" svg:height="1.164cm" svg:x="10.488cm" svg:y="26.795cm">
              <text:p text:style-name="P1"><text:span text:style-name="T1">Protokol</text:span></text:p>
              <text:p text:style-name="P1"><text:span text:style-name="T1">TCP/I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4" draw:layer="layout" svg:width="1.663cm" svg:height="1.165cm" svg:x="13.191cm" svg:y="26.812cm">
              <text:p text:style-name="P11"><text:span text:style-name="T3">M</text:span><text:span text:style-name="T3">o</text:span><text:span text:style-name="T3">d</text:span><text:span text:style-name="T3">e</text:span><text:span text:style-name="T3">l</text:span></text:p>
              <text:p text:style-name="P11"><text:span text:style-name="T3">O</text:span><text:span text:style-name="T3">S</text:span><text:span text:style-name="T3">I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6" draw:layer="layout" svg:x1="9.739cm" svg:y1="27.377cm" svg:x2="10.501cm" svg:y2="27.377cm">
              <text:p/>
            </draw:line>
            <draw:line draw:style-name="gr6" draw:text-style-name="P6" draw:layer="layout" svg:x1="12.457cm" svg:y1="27.395cm" svg:x2="13.219cm" svg:y2="27.395cm">
              <text:p/>
            </draw:line>
            <draw:custom-shape draw:style-name="gr32" draw:text-style-name="P13" draw:layer="layout" svg:width="2.358cm" svg:height="1.164cm" svg:x="4.151cm" svg:y="26.798cm">
              <text:p text:style-name="P1"><text:span text:style-name="T1">Pengertian</text:span></text:p>
              <text:p text:style-name="P1"><text:span text:style-name="T1">Protokol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6" draw:layer="layout" svg:x1="6.519cm" svg:y1="27.377cm" svg:x2="7.281cm" svg:y2="27.377cm">
              <text:p/>
            </draw:line>
          </draw:g>
        </draw:g>
        <draw:g>
          <draw:custom-shape draw:style-name="gr33" draw:text-style-name="P3" draw:layer="layout" svg:width="8.994cm" svg:height="1.905cm" svg:x="5.005cm" svg:y="2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" draw:layer="layout" svg:width="8.994cm" svg:height="0.705cm" svg:x="5.005cm" svg:y="28.985cm">
            <text:p text:style-name="P1"><text:span text:style-name="T1">KONSEP KOMUNIKASI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5" draw:text-style-name="P13" draw:layer="layout" svg:width="3.802cm" svg:height="1.166cm" svg:x="9.828cm" svg:y="30.055cm">
              <text:p text:style-name="P1"><text:span text:style-name="T1">J</text:span><text:span text:style-name="T1">e</text:span><text:span text:style-name="T1">n</text:span><text:span text:style-name="T1">i</text:span><text:span text:style-name="T1">s </text:span><text:span text:style-name="T1">–</text:span><text:span text:style-name="T1"> </text:span><text:span text:style-name="T1">J</text:span><text:span text:style-name="T1">e</text:span><text:span text:style-name="T1">n</text:span><text:span text:style-name="T1">i</text:span><text:span text:style-name="T1">s</text:span></text:p>
              <text:p text:style-name="P1"><text:span text:style-name="T1">K</text:span><text:span text:style-name="T1">o</text:span><text:span text:style-name="T1">m</text:span><text:span text:style-name="T1">u</text:span><text:span text:style-name="T1">n</text:span><text:span text:style-name="T1">i</text:span><text:span text:style-name="T1">k</text:span><text:span text:style-name="T1">a</text:span><text:span text:style-name="T1">s</text:span><text:span text:style-name="T1">i </text:span><text:span text:style-name="T1">D</text:span><text:span text:style-name="T1">a</text:span><text:span text:style-name="T1">t</text:span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6" draw:text-style-name="P13" draw:layer="layout" svg:width="3.673cm" svg:height="1.166cm" svg:x="5.375cm" svg:y="30.055cm">
                <text:p text:style-name="P1"><text:span text:style-name="T1">Model</text:span></text:p>
                <text:p text:style-name="P1"><text:span text:style-name="T1">Komunikasi Data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37" draw:text-style-name="P15" draw:layer="layout" svg:x1="9.066cm" svg:y1="30.638cm" svg:x2="9.828cm" svg:y2="30.638cm">
              <text:p/>
            </draw:line>
          </draw:g>
          <draw:line draw:style-name="gr8" draw:text-style-name="P7" draw:layer="layout" svg:x1="9.502cm" svg:y1="28.991cm" svg:x2="9.502cm" svg:y2="28.292cm">
            <text:p/>
          </draw:line>
        </draw:g>
        <draw:g>
          <draw:custom-shape draw:style-name="gr38" draw:text-style-name="P13" draw:layer="layout" svg:width="5.029cm" svg:height="1.165cm" svg:x="6.894cm" svg:y="17.021cm">
            <text:p text:style-name="P1"><text:span text:style-name="T1">Pengkodean Data Digital</text:span></text:p>
            <text:p text:style-name="P1"><text:span text:style-name="T1">Sinyal Ana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189cm" svg:height="1.165cm" svg:x="12.656cm" svg:y="17.021cm">
            <text:p text:style-name="P1"><text:span text:style-name="T1">Pengkodean Data Analog</text:span></text:p>
            <text:p text:style-name="P1"><text:span text:style-name="T1">Sinyal Digital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11.92cm" svg:y1="17.604cm" svg:x2="12.682cm" svg:y2="17.604cm">
            <text:p/>
          </draw:line>
          <draw:custom-shape draw:style-name="gr40" draw:text-style-name="P13" draw:layer="layout" svg:width="4.975cm" svg:height="1.165cm" svg:x="1.159cm" svg:y="17.021cm">
            <text:p text:style-name="P1"><text:span text:style-name="T1">P</text:span><text:span text:style-name="T1">e</text:span><text:span text:style-name="T1">n</text:span><text:span text:style-name="T1">g</text:span><text:span text:style-name="T1">k</text:span><text:span text:style-name="T1">o</text:span><text:span text:style-name="T1">d</text:span><text:span text:style-name="T1">e</text:span><text:span text:style-name="T1">a</text:span><text:span text:style-name="T1">n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D</text:span><text:span text:style-name="T1">i</text:span><text:span text:style-name="T1">g</text:span><text:span text:style-name="T1">i</text:span><text:span text:style-name="T1">t</text:span><text:span text:style-name="T1">a</text:span><text:span text:style-name="T1">l</text:span></text:p>
            <text:p text:style-name="P1"><text:span text:style-name="T1">S</text:span><text:span text:style-name="T1">i</text:span><text:span text:style-name="T1">n</text:span><text:span text:style-name="T1">y</text:span><text:span text:style-name="T1">a</text:span><text:span text:style-name="T1">l </text:span><text:span text:style-name="T1">D</text:span><text:span text:style-name="T1">i</text:span><text:span text:style-name="T1">g</text:span><text:span text:style-name="T1">i</text:span><text:span text:style-name="T1">t</text:span><text:span text:style-name="T1">a</text:span><text:span text:style-name="T1">l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6.144cm" svg:y1="17.604cm" svg:x2="6.906cm" svg:y2="17.604cm">
            <text:p/>
          </draw:line>
        </draw:g>
        <draw:custom-shape draw:style-name="gr41" draw:text-style-name="P10" draw:layer="layout" svg:width="12.954cm" svg:height="1.904cm" svg:x="3.025cm" svg:y="6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0" draw:layer="layout" svg:width="12.954cm" svg:height="0.706cm" svg:x="3.025cm" svg:y="6.036cm">
          <text:p text:style-name="P1"><text:span text:style-name="T1">TEKNIK – TEKNIK MULTIPLEK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9.502cm" svg:y1="6.036cm" svg:x2="9.502cm" svg:y2="5.337cm">
          <text:p/>
        </draw:line>
        <draw:g>
          <draw:custom-shape draw:style-name="gr43" draw:text-style-name="P17" draw:layer="layout" svg:width="3.13cm" svg:height="1.164cm" svg:x="8.425cm" svg:y="7.115cm">
            <text:p text:style-name="P16"><text:span text:style-name="T2">Time </text:span><text:span text:style-name="T2">Divisio</text:span><text:span text:style-name="T2">n</text:span></text:p>
            <text:p text:style-name="P16"><text:span text:style-name="T2">Multipl</text:span><text:span text:style-name="T2">ex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7" draw:layer="layout" svg:width="3.249cm" svg:height="1.164cm" svg:x="12.288cm" svg:y="7.115cm">
            <text:p text:style-name="P16"><text:span text:style-name="T2">Code </text:span><text:span text:style-name="T2">Divisio</text:span><text:span text:style-name="T2">n</text:span></text:p>
            <text:p text:style-name="P16"><text:span text:style-name="T2">Multipl</text:span><text:span text:style-name="T2">ex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11.552cm" svg:y1="7.697cm" svg:x2="12.314cm" svg:y2="7.697cm">
            <text:p/>
          </draw:line>
          <draw:custom-shape draw:style-name="gr45" draw:text-style-name="P18" draw:layer="layout" svg:width="4.199cm" svg:height="1.164cm" svg:x="3.467cm" svg:y="7.115cm">
            <text:p text:style-name="P4"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 </text:span><text:span text:style-name="T2">D</text:span><text:span text:style-name="T2">i</text:span><text:span text:style-name="T2">v</text:span><text:span text:style-name="T2">i</text:span><text:span text:style-name="T2">s</text:span><text:span text:style-name="T2">i</text:span><text:span text:style-name="T2">o</text:span><text:span text:style-name="T2">n</text:span></text:p>
            <text:p text:style-name="P4"><text:span text:style-name="T2">M</text:span><text:span text:style-name="T2">u</text:span><text:span text:style-name="T2">lt</text:span><text:span text:style-name="T2">i</text:span><text:span text:style-name="T2">p</text:span><text:span text:style-name="T2">l</text:span><text:span text:style-name="T2">e</text:span><text:span text:style-name="T2">x</text:span><text:span text:style-name="T2">i</text:span><text:span text:style-name="T2">n</text:span><text:span text:style-name="T2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7.676cm" svg:y1="7.697cm" svg:x2="8.438cm" svg:y2="7.697cm">
            <text:p/>
          </draw:line>
        </draw:g>
        <draw:custom-shape draw:style-name="gr46" draw:text-style-name="P8" draw:layer="layout" svg:width="9.102cm" svg:height="1.905cm" svg:x="4.951cm" svg:y="3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9.102cm" svg:height="0.705cm" svg:x="4.951cm" svg:y="2.772cm">
          <text:p text:style-name="P1"><text:span text:style-name="T1">TEKNI</text:span><text:span text:style-name="T1">K-</text:span><text:span text:style-name="T1">TEKNI</text:span><text:span text:style-name="T1">K </text:span><text:span text:style-name="T1">SWITC</text:span><text:span text:style-name="T1">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9.502cm" svg:y1="2.78cm" svg:x2="9.502cm" svg:y2="2.081cm">
          <text:p/>
        </draw:line>
        <draw:g>
          <draw:g>
            <draw:custom-shape draw:style-name="gr47" draw:text-style-name="P9" draw:layer="layout" svg:width="2.288cm" svg:height="1.164cm" svg:x="8.439cm" svg:y="3.804cm">
              <text:p text:style-name="P1"><text:span text:style-name="T2">P</text:span><text:span text:style-name="T2">a</text:span><text:span text:style-name="T2">c</text:span><text:span text:style-name="T2">k</text:span><text:span text:style-name="T2">e</text:span><text:span text:style-name="T2">t</text:span></text:p>
              <text:p text:style-name="P1"><text:span text:style-name="T2">S</text:span><text:span text:style-name="T2">w</text:span><text:span text:style-name="T2">i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9" draw:layer="layout" svg:width="2.187cm" svg:height="1.164cm" svg:x="11.459cm" svg:y="3.804cm">
              <text:p text:style-name="P1"><text:span text:style-name="T2">C</text:span><text:span text:style-name="T2">i</text:span><text:span text:style-name="T2">r</text:span><text:span text:style-name="T2">c</text:span><text:span text:style-name="T2">u</text:span><text:span text:style-name="T2">it</text:span></text:p>
              <text:p text:style-name="P1"><text:span text:style-name="T2">S</text:span><text:span text:style-name="T2">w</text:span><text:span text:style-name="T2">it</text:span><text:span text:style-name="T2">c</text:span><text:span text:style-name="T2">h</text:span><text:span text:style-name="T2">i</text:span><text:span text:style-name="T2">n</text:span><text:span text:style-name="T2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7" draw:layer="layout" svg:x1="10.718cm" svg:y1="4.386cm" svg:x2="11.48cm" svg:y2="4.386cm">
              <text:p/>
            </draw:line>
            <draw:custom-shape draw:style-name="gr49" draw:text-style-name="P12" draw:layer="layout" svg:width="2.321cm" svg:height="1.164cm" svg:x="5.359cm" svg:y="3.804cm">
              <text:p text:style-name="P11"><text:span text:style-name="T3">A</text:span><text:span text:style-name="T3">r</text:span><text:span text:style-name="T3">s</text:span><text:span text:style-name="T3">it</text:span><text:span text:style-name="T3">e</text:span><text:span text:style-name="T3">k</text:span><text:span text:style-name="T3">t</text:span><text:span text:style-name="T3">u</text:span><text:span text:style-name="T3">r</text:span></text:p>
              <text:p text:style-name="P11"><text:span text:style-name="T2">S</text:span><text:span text:style-name="T2">w</text:span><text:span text:style-name="T2">it</text:span><text:span text:style-name="T2">c</text:span><text:span text:style-name="T2">h</text:span><text:span text:style-name="T2">i</text:span><text:span text:style-name="T2">n</text:span><text:span text:style-name="T2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7" draw:layer="layout" svg:x1="7.68cm" svg:y1="4.386cm" svg:x2="8.442cm" svg:y2="4.38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9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1-02-10T14:19:39.306959603</meta:creation-date>
    <dc:date>2022-03-29T11:43:08.432673361</dc:date>
    <dc:creator>Mifta Nur Farid</dc:creator>
    <meta:editing-duration>PT1H14M44S</meta:editing-duration>
    <meta:editing-cycles>16</meta:editing-cycles>
    <meta:generator>LibreOffice/6.4.7.2$Linux_X86_64 LibreOffice_project/40$Build-2</meta:generator>
    <meta:document-statistic meta:object-count="87"/>
  </office:meta>
</office:document-meta>
</file>